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2.223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50%" fo:text-indent="0.741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3" style:list-style-name="L1"/>
    <style:style style:name="P6" style:family="paragraph" style:parent-style-name="Heading_20_3" style:list-style-name="L2"/>
    <style:style style:name="P7" style:family="paragraph" style:parent-style-name="Heading_20_3" style:list-style-name="L3"/>
    <style:style style:name="P8" style:family="paragraph" style:parent-style-name="Heading_20_3" style:list-style-name="L4"/>
    <style:style style:name="P9" style:family="paragraph" style:parent-style-name="Heading_20_3" style:list-style-name="L5"/>
    <style:style style:name="P10" style:family="paragraph" style:parent-style-name="Heading_20_3" style:list-style-name="L1">
      <style:paragraph-properties fo:margin-top="0.423cm" fo:margin-bottom="0.212cm" fo:keep-with-next="always"/>
      <style:text-properties style:font-name="Liberation Sans" style:font-name-asian="华文黑体" style:font-name-complex="Free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系统构思</text:h>
      <text:h text:style-name="Heading_20_2" text:outline-level="2">阐释概念</text:h>
      <text:list xml:id="list893249783" text:style-name="L1">
        <text:list-item>
          <text:list>
            <text:list-item>
              <text:list>
                <text:list-item>
                  <text:h text:style-name="P10" text:outline-level="3">应用程序是为谁做的？</text:h>
                </text:list-item>
              </text:list>
            </text:list-item>
          </text:list>
        </text:list-item>
      </text:list>
      <text:p text:style-name="P1">购买N9手机的用户，为了让用户有更好的日历体验。</text:p>
      <text:list xml:id="list410687480" text:continue-numbering="true" text:style-name="L1">
        <text:list-item>
          <text:list>
            <text:list-item>
              <text:list>
                <text:list-item>
                  <text:h text:style-name="P5" text:outline-level="3">它解决了哪些问题？</text:h>
                </text:list-item>
              </text:list>
            </text:list-item>
          </text:list>
        </text:list-item>
      </text:list>
      <text:p text:style-name="P1">解决了用户日常的日历查询需求，以及必要的日程等必要的附加功能。</text:p>
      <text:list xml:id="list2081309637" text:style-name="L2">
        <text:list-item>
          <text:list>
            <text:list-item>
              <text:list>
                <text:list-item>
                  <text:h text:style-name="P6" text:outline-level="3">它会用在什么地方？</text:h>
                </text:list-item>
              </text:list>
            </text:list-item>
          </text:list>
        </text:list-item>
      </text:list>
      <text:p text:style-name="P1">它会用在N9手机以及更多的移动终端设备上。</text:p>
      <text:list xml:id="list1088307187" text:style-name="L3">
        <text:list-item>
          <text:list>
            <text:list-item>
              <text:list>
                <text:list-item>
                  <text:h text:style-name="P7" text:outline-level="3">何时会需要它？</text:h>
                </text:list-item>
              </text:list>
            </text:list-item>
          </text:list>
        </text:list-item>
      </text:list>
      <text:p text:style-name="P1">在期望时间两个月内，应用到N9上。</text:p>
      <text:list xml:id="list1909721292" text:style-name="L4">
        <text:list-item>
          <text:list>
            <text:list-item>
              <text:list>
                <text:list-item>
                  <text:h text:style-name="P8" text:outline-level="3">为什么会需要它？</text:h>
                </text:list-item>
              </text:list>
            </text:list-item>
          </text:list>
        </text:list-item>
      </text:list>
      <text:p text:style-name="P1">针对原N9手机的日历没有农历显示功能的情况，本设计增加了农历功能也包含基本的日历功能。</text:p>
      <text:list xml:id="list1926752977" text:style-name="L5">
        <text:list-item>
          <text:list>
            <text:list-item>
              <text:list>
                <text:list-item>
                  <text:h text:style-name="P9" text:outline-level="3">它是如何工作的？</text:h>
                </text:list-item>
              </text:list>
            </text:list-item>
          </text:list>
        </text:list-item>
      </text:list>
      <text:p text:style-name="P1">我们主要是通过MVC工作模式使用户界面与程序逻辑分离。</text:p>
      <text:h text:style-name="Heading_20_2" text:outline-level="2">问题陈述</text:h>
      <text:p text:style-name="P3"/>
      <text:p text:style-name="P2">设计并实现日历软件为N9用户提供查阅公农历时间、日历视图切换与显示、选择日期、管理日程、查看节日详情、天气预报、主题切换等功能。</text:p>
      <text:p text:style-name="P2">用户可以通过三种视图日、月、周来切换日期显示方式，日视图显示当天的公农历时间，节假日信息，日程主题列表；周视图显示当前周的公农历时间、节假日，当前天标注，在周视图中可以管理日程；月视图显示当前月的公农历时间，节假日，当前天标注，日程标注信息。每个视图都可以通过滑动和触碰来切换日期。在月视图中可以通过点击某日期进入相应日期的日视图；在日视图中可以点击日程主题来管理当前选择的日程；在周视图中可以点击某日期进入当天的日程管理界面。</text:p>
      <text:p text:style-name="P2">选择日期功能可以通过用户指定的公历或农历日期来进入相应日期。</text:p>
      <text:p text:style-name="P2">日程功能可以添加，修改，删除，切换日程。</text:p>
      <text:p text:style-name="P2">节日详情功能提供公农历及国际性节日的介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11:12:24</meta:creation-date>
    <dc:date>2012-11-24T15:45:41</dc:date>
    <meta:editing-duration>PT1H15M4S</meta:editing-duration>
    <meta:editing-cycles>9</meta:editing-cycles>
    <meta:generator>LibreOffice/3.5$Linux_x86 LibreOffice_project/7e68ba2-a744ebf-1f241b7-c506db1-7d53735</meta:generator>
    <meta:document-statistic meta:table-count="0" meta:image-count="0" meta:object-count="0" meta:page-count="1" meta:paragraph-count="20" meta:word-count="235" meta:character-count="575" meta:non-whitespace-character-count="622"/>
  </office:meta>
</office:document-meta>
</file>